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1000001AAE2609D20.png" manifest:media-type="image/png"/>
  <manifest:file-entry manifest:full-path="Pictures/1001CF5100003EF700002C06AE6BDAC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fill-color="#ff950e" draw:textarea-vertical-align="midd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solid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921cm"/>
    </style:style>
    <style:style style:name="gr8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334cm" svg:x="5.92cm" svg:y="7.27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7.549cm" svg:y="8.409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1" draw:id="id1" draw:layer="layout" svg:width="2.623cm" svg:height="1.673cm" svg:x="9.736cm" svg:y="5.732cm">
          <draw:text-box>
            <text:p><text:span text:style-name="T1">200</text:span></text:p>
          </draw:text-box>
        </draw:frame>
        <draw:frame draw:style-name="gr4" draw:text-style-name="P1" draw:layer="layout" svg:width="9.144cm" svg:height="6.401cm" svg:x="14.768cm" svg:y="6.30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17.031cm" svg:y="7.9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19.269cm" svg:y="4.754cm">
          <draw:text-box>
            <text:p><text:span text:style-name="T1">3000</text:span></text:p>
          </draw:text-box>
        </draw:frame>
        <draw:frame draw:style-name="gr5" draw:text-style-name="P1" draw:layer="layout" svg:width="10.668cm" svg:height="7.468cm" svg:x="25.155cm" svg:y="5.254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27.969cm" svg:y="7.3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30.638cm" svg:y="3.581cm">
          <draw:text-box>
            <text:p><text:span text:style-name="T1">400</text:span></text:p>
          </draw:text-box>
        </draw:frame>
        <draw:frame draw:style-name="gr6" draw:text-style-name="P1" draw:layer="layout" svg:width="12.192cm" svg:height="8.534cm" svg:x="36.804cm" svg:y="4.277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40.276cm" svg:y="6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2" draw:id="id2" draw:layer="layout" svg:width="3.33cm" svg:height="1.673cm" svg:x="42.974cm" svg:y="2.772cm">
          <draw:text-box>
            <text:p><text:span text:style-name="T1">2000</text:span></text:p>
          </draw:text-box>
        </draw:frame>
        <draw:frame draw:style-name="gr1" draw:text-style-name="P1" draw:layer="layout" svg:width="13.716cm" svg:height="9.601cm" svg:x="50.184cm" svg:y="3.34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54.231cm" svg:y="6.26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57.114cm" svg:y="1.889cm">
          <draw:text-box>
            <text:p><text:span text:style-name="T1">1000</text:span></text:p>
          </draw:text-box>
        </draw:frame>
        <draw:custom-shape draw:style-name="gr2" draw:text-style-name="P2" xml:id="id3" draw:id="id3" draw:layer="layout" svg:width="2.921cm" svg:height="2.921cm" svg:x="7.4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071cm" svg:height="2.171cm" svg:x="1.995cm" svg:y="17.129cm">
          <draw:text-box>
            <text:p><text:span text:style-name="T2">LDS</text:span></text:p>
          </draw:text-box>
        </draw:frame>
        <draw:custom-shape draw:style-name="gr2" draw:text-style-name="P2" draw:layer="layout" svg:width="2.921cm" svg:height="2.921cm" svg:x="16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921cm" svg:height="2.921cm" svg:x="40.2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7.4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789cm" svg:height="2.171cm" svg:x="1.995cm" svg:y="24.429cm">
          <draw:text-box>
            <text:p><text:span text:style-name="T2">PREV</text:span></text:p>
          </draw:text-box>
        </draw:frame>
        <draw:custom-shape draw:style-name="gr2" draw:text-style-name="P2" draw:layer="layout" svg:width="2.921cm" svg:height="2.921cm" svg:x="16.7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11.047cm" svg:y1="5.732cm" svg:x2="44.639cm" svg:y2="2.772cm" draw:start-shape="id1" draw:start-glue-point="0" draw:end-shape="id2" draw:end-glue-point="0" svg:d="M11047 5732c0-5190 33592-3710 33592-2960" svg:viewBox="0 0 33593 3745">
          <text:p/>
        </draw:connector>
        <draw:connector draw:style-name="gr8" draw:text-style-name="P1" draw:layer="layout" draw:type="curve" draw:line-skew="-0.536cm" svg:x1="8.922cm" svg:y1="16.689cm" svg:x2="41.722cm" svg:y2="16.689cm" draw:start-shape="id3" draw:start-glue-point="0" draw:end-shape="id4" draw:end-glue-point="0" svg:d="M8922 16689c0-1557 32800-1557 32800 0" svg:viewBox="0 0 32801 11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8T08:36:02.058621804</meta:creation-date>
    <dc:date>2016-07-08T11:29:22.759839787</dc:date>
    <dc:creator>elucterio </dc:creator>
    <meta:editing-duration>PT2H11M48S</meta:editing-duration>
    <meta:editing-cycles>27</meta:editing-cycles>
    <meta:generator>LibreOffice/4.2.8.2$Linux_X86_64 LibreOffice_project/420m0$Build-2</meta:generator>
    <meta:document-statistic meta:object-count="29"/>
  </office:meta>
</office:document-meta>
</file>